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text-properties officeooo:rsid="000472ea" officeooo:paragraph-rsid="000bd709"/>
    </style:style>
    <style:style style:name="P2" style:family="paragraph" style:parent-style-name="Standard">
      <style:paragraph-properties fo:text-align="justify" style:justify-single-word="false"/>
      <style:text-properties officeooo:rsid="000472ea" officeooo:paragraph-rsid="000eb486"/>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officeooo:rsid="000472ea" officeooo:paragraph-rsid="000bd709" style:font-weight-asian="bold" style:font-weight-complex="bold"/>
    </style:style>
    <style:style style:name="P4" style:family="paragraph" style:parent-style-name="Standard">
      <style:paragraph-properties fo:text-align="justify" style:justify-single-word="false"/>
      <style:text-properties fo:font-size="11pt" officeooo:rsid="000496bd" officeooo:paragraph-rsid="000eb486" style:font-size-asian="11pt" style:font-size-complex="11pt"/>
    </style:style>
    <style:style style:name="P5" style:family="paragraph" style:parent-style-name="Standard" style:list-style-name="L1">
      <style:paragraph-properties fo:text-align="justify" style:justify-single-word="false"/>
      <style:text-properties fo:font-size="11pt" officeooo:rsid="000496bd" officeooo:paragraph-rsid="000f5761" style:font-size-asian="9.60000038146973pt" style:font-size-complex="11pt"/>
    </style:style>
    <style:style style:name="P6" style:family="paragraph" style:parent-style-name="Standard" style:list-style-name="L1">
      <style:paragraph-properties fo:text-align="justify" style:justify-single-word="false"/>
      <style:text-properties fo:font-size="11pt" officeooo:rsid="000534b6" officeooo:paragraph-rsid="000bd709" style:font-size-asian="9.60000038146973pt" style:font-size-complex="11pt"/>
    </style:style>
    <style:style style:name="P7" style:family="paragraph" style:parent-style-name="Standard" style:list-style-name="L1">
      <style:paragraph-properties fo:text-align="justify" style:justify-single-word="false"/>
      <style:text-properties fo:font-size="11pt" officeooo:rsid="000534b6" officeooo:paragraph-rsid="00144643" style:font-size-asian="9.60000038146973pt" style:font-size-complex="11pt"/>
    </style:style>
    <style:style style:name="P8" style:family="paragraph" style:parent-style-name="Standard">
      <style:paragraph-properties fo:text-align="justify" style:justify-single-word="false"/>
      <style:text-properties fo:font-size="11pt" officeooo:rsid="000534b6" officeooo:paragraph-rsid="000bd709" style:font-size-asian="9.60000038146973pt" style:font-size-complex="11pt"/>
    </style:style>
    <style:style style:name="P9" style:family="paragraph" style:parent-style-name="Standard" style:list-style-name="L1">
      <style:paragraph-properties fo:text-align="justify" style:justify-single-word="false"/>
      <style:text-properties officeooo:paragraph-rsid="000bd709"/>
    </style:style>
    <style:style style:name="P10" style:family="paragraph" style:parent-style-name="Standard" style:list-style-name="L1">
      <style:paragraph-properties fo:text-align="justify" style:justify-single-word="false"/>
      <style:text-properties officeooo:paragraph-rsid="000eb486"/>
    </style:style>
    <style:style style:name="P11" style:family="paragraph" style:parent-style-name="Standard">
      <style:paragraph-properties fo:text-align="justify" style:justify-single-word="false"/>
      <style:text-properties officeooo:rsid="000534b6" officeooo:paragraph-rsid="00144643"/>
    </style:style>
    <style:style style:name="T1" style:family="text">
      <style:text-properties officeooo:rsid="00088715"/>
    </style:style>
    <style:style style:name="T2" style:family="text">
      <style:text-properties officeooo:rsid="0006d8ad"/>
    </style:style>
    <style:style style:name="T3" style:family="text">
      <style:text-properties fo:font-weight="bold" style:font-weight-asian="bold" style:font-weight-complex="bold"/>
    </style:style>
    <style:style style:name="T4" style:family="text">
      <style:text-properties fo:font-weight="bold" officeooo:rsid="000496bd" style:font-weight-asian="bold" style:font-weight-complex="bold"/>
    </style:style>
    <style:style style:name="T5" style:family="text">
      <style:text-properties fo:font-size="11pt" officeooo:rsid="000496bd" style:font-size-asian="11pt" style:font-size-complex="11pt"/>
    </style:style>
    <style:style style:name="T6" style:family="text">
      <style:text-properties fo:font-size="11pt" officeooo:rsid="00008a70" style:font-size-asian="9.60000038146973pt" style:font-size-complex="11pt"/>
    </style:style>
    <style:style style:name="T7" style:family="text">
      <style:text-properties fo:font-size="11pt" officeooo:rsid="000c8cd7" style:font-size-asian="9.60000038146973pt" style:font-size-complex="11pt"/>
    </style:style>
    <style:style style:name="T8" style:family="text">
      <style:text-properties fo:font-size="11pt" officeooo:rsid="000496bd" style:font-size-asian="9.60000038146973pt" style:font-size-complex="11pt"/>
    </style:style>
    <style:style style:name="T9" style:family="text">
      <style:text-properties fo:font-size="11pt" officeooo:rsid="000534b6" style:font-size-asian="9.60000038146973pt" style:font-size-complex="11pt"/>
    </style:style>
    <style:style style:name="T10" style:family="text">
      <style:text-properties fo:font-size="11pt" officeooo:rsid="000c1298" style:font-size-asian="9.60000038146973pt" style:font-size-complex="11pt"/>
    </style:style>
    <style:style style:name="T11" style:family="text">
      <style:text-properties fo:font-size="11pt" officeooo:rsid="000eb486" style:font-size-asian="9.60000038146973pt" style:font-size-complex="11pt"/>
    </style:style>
    <style:style style:name="T12" style:family="text">
      <style:text-properties fo:font-size="11pt" fo:font-weight="normal" officeooo:rsid="000eb486" style:font-size-asian="9.60000038146973pt" style:font-weight-asian="normal" style:font-size-complex="11pt" style:font-weight-complex="normal"/>
    </style:style>
    <style:style style:name="T13" style:family="text">
      <style:text-properties fo:font-size="11pt" fo:font-weight="normal" officeooo:rsid="000496bd" style:font-size-asian="9.60000038146973pt" style:font-weight-asian="normal" style:font-size-complex="11pt" style:font-weight-complex="normal"/>
    </style:style>
    <style:style style:name="T14" style:family="text">
      <style:text-properties fo:font-size="11pt" fo:font-weight="normal" officeooo:rsid="000534b6" style:font-size-asian="9.60000038146973pt" style:font-weight-asian="normal" style:font-size-complex="11pt" style:font-weight-complex="normal"/>
    </style:style>
    <style:style style:name="T15" style:family="text">
      <style:text-properties officeooo:rsid="000496bd"/>
    </style:style>
    <style:style style:name="T16" style:family="text">
      <style:text-properties officeooo:rsid="000d8319"/>
    </style:style>
    <style:style style:name="T17" style:family="text">
      <style:text-properties officeooo:rsid="000eb486"/>
    </style:style>
    <style:style style:name="T18" style:family="text">
      <style:text-properties fo:font-weight="normal" style:font-weight-asian="normal" style:font-weight-complex="normal"/>
    </style:style>
    <style:style style:name="T19" style:family="text">
      <style:text-properties fo:font-weight="normal" officeooo:rsid="000eb486" style:font-weight-asian="normal" style:font-weight-complex="normal"/>
    </style:style>
    <style:style style:name="T20" style:family="text">
      <style:text-properties fo:font-weight="normal" officeooo:rsid="000534b6" style:font-weight-asian="normal" style:font-weight-complex="normal"/>
    </style:style>
    <style:style style:name="T21" style:family="text">
      <style:text-properties fo:font-weight="normal" officeooo:rsid="000f5761" style:font-weight-asian="normal" style:font-weight-complex="normal"/>
    </style:style>
    <style:style style:name="T22" style:family="text">
      <style:text-properties fo:font-weight="normal" officeooo:rsid="0010cc5c" style:font-weight-asian="normal" style:font-weight-complex="normal"/>
    </style:style>
    <style:style style:name="T23" style:family="text">
      <style:text-properties officeooo:rsid="000f5761"/>
    </style:style>
    <style:style style:name="T24" style:family="text">
      <style:text-properties officeooo:rsid="00129767"/>
    </style:style>
    <style:style style:name="T25" style:family="text">
      <style:text-properties officeooo:rsid="0014464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scripción del Juego de Prueba<text:span text:style-name="T1">s</text:span> <text:span text:style-name="T2">de la clase '</text:span><text:span text:style-name="T16">branchBound.</text:span><text:span text:style-name="T2">java'</text:span></text:p>
      <text:p text:style-name="P1"/>
      <text:p text:style-name="P1"/>
      <text:p text:style-name="P1">• <text:span text:style-name="T3">Obj</text:span><text:span text:style-name="T4">eto de la prueba: </text:span><text:span text:style-name="T5">Este juego de pruebas engloba la clase branchBound.</text:span></text:p>
      <text:p text:style-name="P4">Dicha clase representa <text:span text:style-name="T17">el algoritmo Branch &amp; Bound</text:span>. Su uso se basa en tener <text:span text:style-name="T17">una cola de prioridad, un mejor node y mejor coste que aplicando un conjunto de metodos hacemos que el mejor node sea el node con la solución mas optimizada.</text:span></text:p>
      <text:p text:style-name="P2"/>
      <text:p text:style-name="P1">• <text:span text:style-name="T3">Otros elementos integrados en la prueba:</text:span><text:span text:style-name="T15"> </text:span><text:span text:style-name="T6">Se ha crado el archivo de compilación y ejecución 'Makefile'. Con sólo teclear 'make' se compilará y ejecutará la clase </text:span><text:span text:style-name="T7">con</text:span><text:span text:style-name="T6"> el juego de pruebas.</text:span></text:p>
      <text:p text:style-name="P1"/>
      <text:p text:style-name="P1">• <text:span text:style-name="T3">Drivers:</text:span> <text:span text:style-name="T8">Se ha creado el driver “driver</text:span><text:span text:style-name="T11">BranchBound</text:span><text:span text:style-name="T8">.java” para probar el correcto funcionamiento de la clase. En él </text:span><text:span text:style-name="T9">se ha</text:span><text:span text:style-name="T8"> creado la función 'main' para que se prueben todas </text:span><text:span text:style-name="T10">sus </text:span><text:span text:style-name="T8">funcionalidades. Cuando se ejecuta el driver, salen enumeradas todos los métodos que te permite hacer la clase.</text:span></text:p>
      <text:p text:style-name="P1"/>
      <text:p text:style-name="P1">• <text:span text:style-name="T3">Stubs:</text:span> <text:span text:style-name="T8">No </text:span><text:span text:style-name="T9">se han</text:span><text:span text:style-name="T8"> creado stubs para esta clase.</text:span></text:p>
      <text:p text:style-name="P1"/>
      <text:p text:style-name="P1">• <text:span text:style-name="T3">Fichero de datos necesario:</text:span><text:span text:style-name="T15"> </text:span><text:span text:style-name="T8">En el archivo “driver</text:span><text:span text:style-name="T11">BranchBound</text:span><text:span text:style-name="T8">.in” están los datos necesarios para probar la clase desde un archivo. En éste se prueban que todas las funcionalidades de la clase funcionen correctamente. En el código </text:span><text:span text:style-name="T9">se han</text:span><text:span text:style-name="T8"> puesto excepciones de posibles errores, que informaran de ellos si es debido el caso.</text:span></text:p>
      <text:p text:style-name="P1"/>
      <text:p text:style-name="P1">•<text:span text:style-name="T3"> Valores estudiados:</text:span><text:span text:style-name="T15"> </text:span><text:span text:style-name="T8">Básicamente </text:span><text:span text:style-name="T9">se han</text:span><text:span text:style-name="T8"> puesto valores aleatorios para hacer la prueba de esta clase. </text:span></text:p>
      <text:list xml:id="list15558420511" text:style-name="L1">
        <text:list-item>
          <text:p text:style-name="P9"><text:span text:style-name="T8">La primera funcionalidad es la de crear un </text:span><text:span text:style-name="T11">controlador de persistencia </text:span><text:span text:style-name="T8">, por lo que sólo </text:span><text:span text:style-name="T9">se</text:span><text:span text:style-name="T8"> ejecuta ese m</text:span><text:span text:style-name="T9">é</text:span><text:span text:style-name="T8">todo sin ningun otro parámetro de entrada.</text:span></text:p>
        </text:list-item>
        <text:list-item>
          <text:p text:style-name="P10"><text:span text:style-name="T8">La segunda funcionalidades la de </text:span><text:span text:style-name="T11">devolver el tamaño de las matrices, </text:span><text:span text:style-name="T12">por </text:span><text:span text:style-name="T13">lo que sólo </text:span><text:span text:style-name="T14">se</text:span><text:span text:style-name="T13"> ejecuta ese m</text:span><text:span text:style-name="T14">é</text:span><text:span text:style-name="T13">todo sin ningun otro parámetro de entrada</text:span></text:p>
        </text:list-item>
        <text:list-item>
          <text:p text:style-name="P5">La tercera funonalidad es la de <text:span text:style-name="T17">devolver </text:span><text:span text:style-name="T23">la matriz de afinidad,</text:span><text:span text:style-name="T17"> </text:span><text:span text:style-name="T19">por </text:span><text:span text:style-name="T18">lo que sólo </text:span><text:span text:style-name="T20">se</text:span><text:span text:style-name="T18"> ejecuta ese m</text:span><text:span text:style-name="T20">é</text:span><text:span text:style-name="T18">todo sin ningun otro parámetro de entrada</text:span></text:p>
        </text:list-item>
        <text:list-item>
          <text:p text:style-name="P5">La cuarta funcionalidad es la de <text:span text:style-name="T17">devolver </text:span><text:span text:style-name="T23">la matriz de distancias</text:span><text:span text:style-name="T17">, </text:span><text:span text:style-name="T19">por </text:span><text:span text:style-name="T18">lo que sólo </text:span><text:span text:style-name="T20">se</text:span><text:span text:style-name="T18"> ejecuta ese m</text:span><text:span text:style-name="T20">é</text:span><text:span text:style-name="T18">todo sin ningun otro parámetro de entrada</text:span></text:p>
        </text:list-item>
        <text:list-item>
          <text:p text:style-name="P5"><text:span text:style-name="T21">La quinta funcionalid es la de leer el juego de pruebas </text:span><text:span text:style-name="T22">a partir de un 'String' con nombre del archivo donde esta el juego de pruebas. En nuestro juego de pruebas es '4', que es un juego de prueba con una n = 4.</text:span></text:p>
        </text:list-item>
        <text:list-item>
          <text:p text:style-name="P6">La <text:span text:style-name="T24">sexta </text:span>funcionalidad <text:span text:style-name="T24">es la de devolver la solución del algoritmo, a partir de un juego de pruebas que previamente habremos leido. Saldra el vector de la mejor solución y su coste.</text:span></text:p>
        </text:list-item>
        <text:list-item>
          <text:p text:style-name="P7"><text:span text:style-name="T25">La septima funcionalidad es la de guardar la solución del algoritmo, que previamente habremos calculado, para este metodo se necesita el nombre del fichero donde se guardara la solución. En nuestro juego de pruebas es '4' y dara como resultado el fichero 4SOL.dat</text:span></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3"> Operativa:</text:span> <text:span text:style-name="T9">El funcionamiento del ejecutable se basa en la repetida introducción de números y seguidamente de los datos con los que se quieran operar. Cuando se ejecuta, </text:span><text:span text:style-name="T10">aparecen</text:span><text:span text:style-name="T9"> por pantalla todos los métodos de la clase: </text:span></text:p>
      <text:p text:style-name="P8"/>
      <text:p text:style-name="P8">Elige una opicion:</text:p>
      <text:p text:style-name="P11"><text:span text:style-name="T25"><text:tab/>1) ctrlPersistencia()");</text:span></text:p>
      <text:p text:style-name="P11"><text:span text:style-name="T25"><text:tab/>2) getTam()");</text:span></text:p>
      <text:p text:style-name="P11"><text:span text:style-name="T25"><text:tab/>3) getAfin()");</text:span></text:p>
      <text:p text:style-name="P11"><text:span text:style-name="T25"><text:tab/>4) getDist()");</text:span></text:p>
      <text:p text:style-name="P11"><text:span text:style-name="T25"><text:tab/>5) leerJuegoDePrueba(String ruta)");</text:span></text:p>
      <text:p text:style-name="P11"><text:span text:style-name="T25"><text:s text:c="12"/>6) Ejecutar BranchBound");</text:span></text:p>
      <text:p text:style-name="P11"><text:span text:style-name="T25"><text:tab/>7) guardarResultado(int[] res, String ruta)");</text:span></text:p>
      <text:p text:style-name="P8"/>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4-05-08T13:02:32</meta:creation-date>
    <dc:date>2014-05-08T14:05:42</dc:date>
    <meta:editing-duration>PT1H2M46S</meta:editing-duration>
    <meta:editing-cycles>7</meta:editing-cycles>
    <meta:generator>LibreOffice/3.6$Linux_x86 LibreOffice_project/360m1$Build-304</meta:generator>
    <meta:document-statistic meta:table-count="0" meta:image-count="0" meta:object-count="0" meta:page-count="2" meta:paragraph-count="24" meta:word-count="508" meta:character-count="2995" meta:non-whitespace-character-count="2492"/>
  </office:meta>
</office:document-meta>
</file>